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PageInputException.MissingPageInputException( String actionName , FlowController flowController , String actionOutputName , String forwar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PageInputException.getPageInpu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